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4226f" officeooo:paragraph-rsid="0014226f" style:font-size-asian="14pt" style:font-size-complex="14pt"/>
    </style:style>
    <style:style style:name="P2" style:family="paragraph" style:parent-style-name="Standard">
      <style:text-properties fo:font-size="14pt" officeooo:rsid="0014226f" officeooo:paragraph-rsid="001460de" style:font-size-asian="14pt" style:font-size-complex="14pt"/>
    </style:style>
    <style:style style:name="P3" style:family="paragraph" style:parent-style-name="Standard">
      <style:text-properties fo:font-size="14pt" officeooo:rsid="001460de" officeooo:paragraph-rsid="001460de" style:font-size-asian="14pt" style:font-size-complex="14pt"/>
    </style:style>
    <style:style style:name="P4" style:family="paragraph" style:parent-style-name="Standard">
      <style:text-properties fo:font-size="14pt" officeooo:rsid="00158d50" officeooo:paragraph-rsid="00158d50" style:font-size-asian="14pt" style:font-size-complex="14pt"/>
    </style:style>
    <style:style style:name="P5" style:family="paragraph" style:parent-style-name="Standard">
      <style:text-properties fo:font-size="14pt" officeooo:rsid="0016f504" officeooo:paragraph-rsid="0016f504" style:font-size-asian="14pt" style:font-size-complex="14pt"/>
    </style:style>
    <style:style style:name="P6" style:family="paragraph" style:parent-style-name="Standard">
      <style:text-properties fo:font-size="14pt" officeooo:rsid="00196b0a" officeooo:paragraph-rsid="00196b0a" style:font-size-asian="14pt" style:font-size-complex="14pt"/>
    </style:style>
    <style:style style:name="P7" style:family="paragraph" style:parent-style-name="Standard">
      <style:text-properties fo:font-size="15pt" officeooo:rsid="00158d50" officeooo:paragraph-rsid="00158d50" style:font-size-asian="15pt" style:font-size-complex="15pt"/>
    </style:style>
    <style:style style:name="P8" style:family="paragraph" style:parent-style-name="Standard">
      <style:text-properties fo:font-size="15pt" officeooo:rsid="0016f504" officeooo:paragraph-rsid="0016f504" style:font-size-asian="15pt" style:font-size-complex="15pt"/>
    </style:style>
    <style:style style:name="P9" style:family="paragraph" style:parent-style-name="Standard">
      <style:text-properties fo:font-size="15pt" officeooo:rsid="00196b0a" officeooo:paragraph-rsid="00196b0a" style:font-size-asian="15pt" style:font-size-complex="15pt"/>
    </style:style>
    <style:style style:name="P10" style:family="paragraph" style:parent-style-name="Standard">
      <style:text-properties officeooo:paragraph-rsid="00196b0a"/>
    </style:style>
    <style:style style:name="P11" style:family="paragraph" style:parent-style-name="Standard">
      <style:text-properties fo:font-size="12pt" officeooo:paragraph-rsid="00158d50" style:font-size-asian="12pt" style:font-size-complex="12pt"/>
    </style:style>
    <style:style style:name="P12" style:family="paragraph" style:parent-style-name="Standard">
      <style:text-properties fo:font-size="12pt" officeooo:rsid="00158d50" officeooo:paragraph-rsid="00158d50" style:font-size-asian="12pt" style:font-size-complex="12pt"/>
    </style:style>
    <style:style style:name="P13" style:family="paragraph" style:parent-style-name="Standard">
      <style:text-properties fo:font-size="12pt" officeooo:paragraph-rsid="0016f504" style:font-size-asian="12pt" style:font-size-complex="12pt"/>
    </style:style>
    <style:style style:name="P14" style:family="paragraph" style:parent-style-name="Standard">
      <style:text-properties fo:font-size="12pt" officeooo:paragraph-rsid="00196b0a" style:font-size-asian="12pt" style:font-size-complex="12pt"/>
    </style:style>
    <style:style style:name="P15" style:family="paragraph" style:parent-style-name="Standard">
      <style:text-properties fo:font-size="12pt" officeooo:rsid="00184d0e" officeooo:paragraph-rsid="00184d0e" style:font-size-asian="12pt" style:font-size-complex="12pt"/>
    </style:style>
    <style:style style:name="P16" style:family="paragraph" style:parent-style-name="Standard">
      <style:text-properties fo:font-size="12pt" officeooo:rsid="00196b0a" officeooo:paragraph-rsid="00196b0a" style:font-size-asian="12pt" style:font-size-complex="12pt"/>
    </style:style>
    <style:style style:name="P17" style:family="paragraph" style:parent-style-name="Standard">
      <style:text-properties fo:font-size="12pt" officeooo:rsid="0019a33f" officeooo:paragraph-rsid="0019a33f" style:font-size-asian="12pt" style:font-size-complex="12pt"/>
    </style:style>
    <style:style style:name="P18" style:family="paragraph" style:parent-style-name="Standard">
      <style:text-properties fo:font-size="16pt" officeooo:rsid="001460de" officeooo:paragraph-rsid="001460de" style:font-size-asian="16pt" style:font-size-complex="16pt"/>
    </style:style>
    <style:style style:name="P19" style:family="paragraph" style:parent-style-name="Standard">
      <style:text-properties fo:font-size="16pt" officeooo:rsid="0019a33f" officeooo:paragraph-rsid="0019a33f" style:font-size-asian="16pt" style:font-size-complex="16pt"/>
    </style:style>
    <style:style style:name="P20" style:family="paragraph" style:parent-style-name="Preformatted_20_Text">
      <style:text-properties fo:font-size="12pt" style:font-size-asian="12pt" style:font-size-complex="12pt"/>
    </style:style>
    <style:style style:name="P21" style:family="paragraph" style:parent-style-name="Preformatted_20_Text">
      <style:text-properties fo:font-size="12pt" officeooo:paragraph-rsid="00158d50" style:font-size-asian="12pt" style:font-size-complex="12pt"/>
    </style:style>
    <style:style style:name="P22" style:family="paragraph" style:parent-style-name="Preformatted_20_Text">
      <style:paragraph-properties fo:margin-top="0cm" fo:margin-bottom="0.499cm" loext:contextual-spacing="false"/>
      <style:text-properties fo:font-size="12pt" style:font-size-asian="12pt" style:font-size-complex="12pt"/>
    </style:style>
    <style:style style:name="P23" style:family="paragraph" style:parent-style-name="Standard">
      <style:text-properties fo:font-size="14pt" officeooo:rsid="0014226f" officeooo:paragraph-rsid="001460de" style:font-size-asian="14pt" style:font-size-complex="14pt"/>
    </style:style>
    <style:style style:name="P24" style:family="paragraph" style:parent-style-name="Standard">
      <style:text-properties fo:font-size="12pt" officeooo:rsid="00196b0a" officeooo:paragraph-rsid="00196b0a" style:font-size-asian="12pt" style:font-size-complex="12pt"/>
    </style:style>
    <style:style style:name="P25" style:family="paragraph" style:parent-style-name="Standard">
      <style:text-properties fo:font-size="12pt" officeooo:rsid="0019a33f" officeooo:paragraph-rsid="0019a33f" style:font-size-asian="12pt" style:font-size-complex="12pt"/>
    </style:style>
    <style:style style:name="P26" style:family="paragraph" style:parent-style-name="Standard">
      <style:text-properties fo:font-size="12pt" officeooo:rsid="001e1950" officeooo:paragraph-rsid="001e1950" style:font-size-asian="12pt" style:font-size-complex="12pt"/>
    </style:style>
    <style:style style:name="P27" style:family="paragraph" style:parent-style-name="Standard">
      <style:text-properties fo:font-size="12pt" officeooo:rsid="0014226f" officeooo:paragraph-rsid="0019a33f" style:font-size-asian="12pt" style:font-size-complex="12pt"/>
    </style:style>
    <style:style style:name="P28" style:family="paragraph" style:parent-style-name="Standard">
      <style:text-properties officeooo:paragraph-rsid="001c9902"/>
    </style:style>
    <style:style style:name="T1" style:family="text">
      <style:text-properties officeooo:rsid="00158d50"/>
    </style:style>
    <style:style style:name="T2" style:family="text">
      <style:text-properties officeooo:rsid="0016f504"/>
    </style:style>
    <style:style style:name="T3" style:family="text">
      <style:text-properties officeooo:rsid="00196b0a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184d0e" style:font-size-asian="12pt" style:font-size-complex="12pt"/>
    </style:style>
    <style:style style:name="T6" style:family="text">
      <style:text-properties fo:font-size="12pt" officeooo:rsid="001c9902" style:font-size-asian="12pt" style:font-size-complex="12pt"/>
    </style:style>
    <style:style style:name="T7" style:family="text">
      <style:text-properties officeooo:rsid="0019c0a9"/>
    </style:style>
    <style:style style:name="T8" style:family="text">
      <style:text-properties officeooo:rsid="001ad34a"/>
    </style:style>
    <style:style style:name="T9" style:family="text">
      <style:text-properties officeooo:rsid="001c9902"/>
    </style:style>
    <style:style style:name="T10" style:family="text">
      <style:text-properties officeooo:rsid="001e1950"/>
    </style:style>
    <style:style style:name="T11" style:family="text">
      <style:text-properties officeooo:rsid="001f00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 on how to use web scraper for lubimyczytac.pl. </text:p>
      <text:p text:style-name="P1"/>
      <text:p text:style-name="P2">The web scraper provides a functionality <text:span text:style-name="T11">of</text:span> check<text:span text:style-name="T11">ing</text:span> data about top 150 books by popularity on the website and download detailed data about them to database.</text:p>
      <text:p text:style-name="P2"/>
      <text:p text:style-name="P2"/>
      <text:p text:style-name="P19">Usage:</text:p>
      <text:p text:style-name="P17"/>
      <text:p text:style-name="P17">The project is sent with virtualbox image, that contains proper environment for running the program. To use it do following steps:</text:p>
      <text:p text:style-name="P17"/>
      <text:p text:style-name="P17">1. Login to osboxes.org user (password osboxes.org)</text:p>
      <text:p text:style-name="P17">2. Go to project folder: cd WebScrapper</text:p>
      <text:p text:style-name="P17">3. <text:span text:style-name="T10">Source the virtual environment to have proper python packages available: source venv/bin/activate</text:span></text:p>
      <text:p text:style-name="P26">4. Now you can run webscraper funnctions, run python3 ./webscraper_lubimyczytac.py -h for help.</text:p>
      <text:p text:style-name="P17"/>
      <text:p text:style-name="P27"/>
      <text:p text:style-name="P18"><text:span text:style-name="T10">I</text:span>nstruction for new <text:span text:style-name="T1">fedora installation:</text:span></text:p>
      <text:p text:style-name="P3"/>
      <text:p text:style-name="P4">1. Install MySQL:</text:p>
      <text:p text:style-name="P4"/>
      <text:p text:style-name="P11"><text:span text:style-name="T1">a. Update repository: </text:span>sudo dnf update</text:p>
      <text:p text:style-name="P11"><text:span text:style-name="T1">b. Setup yum repository: </text:span>vim /etc/yum.repos.d/mysql-community.repo</text:p>
      <text:p text:style-name="P12"><text:tab/><text:tab/>add following lines:</text:p>
      <text:p text:style-name="P20">[mysql80-community]</text:p>
      <text:p text:style-name="P20">name=MySQL 8.0 Community Server</text:p>
      <text:p text:style-name="P20">baseurl=http://repo.mysql.com/yum/mysql-8.0-community/fc/$releasever/$basearch/</text:p>
      <text:p text:style-name="P20">enabled=1</text:p>
      <text:p text:style-name="P20">gpgcheck=<text:span text:style-name="T7">0</text:span></text:p>
      <text:p text:style-name="P20"/>
      <text:p text:style-name="P11"><text:span text:style-name="T1">c. Install MySQL server: </text:span>sudo dnf install mysql-community-server</text:p>
      <text:p text:style-name="P21"><text:tab/><text:tab/>sudo systemctl enable mysqld.service</text:p>
      <text:p text:style-name="P22"><text:tab/><text:tab/>sudo systemctl start mysqld.service</text:p>
      <text:p text:style-name="P11"><text:span text:style-name="T1">d. <text:s/>Get temporary root password from log file: </text:span>grep 'A temporary password is generated' /var/log/mysqld.log | tail -1</text:p>
      <text:p text:style-name="P11"><text:span text:style-name="T1">e. Run installation wizard and follow steps from there: </text:span>sudo mysql_secure_installation</text:p>
      <text:p text:style-name="P11"><text:span text:style-name="T1">f. Connect to mysql with terminal: </text:span>mysql -u root -p</text:p>
      <text:p text:style-name="P13"><text:span text:style-name="T2">g. Create database for websrcrapper project: </text:span>CREATE DATABASE <text:s/>webscraper_lubimyczytac;</text:p>
      <text:p text:style-name="P5"/>
      <text:p text:style-name="P4"/>
      <text:p text:style-name="P9">2. Install ChromeDriver</text:p>
      <text:p text:style-name="P28"><text:span text:style-name="T6">a. Install google chrome with </text:span><text:span text:style-name="Source_20_Text"><text:span text:style-name="T4">sudo dnf install google-chrome-stable_current_*.rpm</text:span></text:span></text:p>
      <text:p text:style-name="P10"><text:span text:style-name="T6">b. Download new chromedriver version: wget https://chromedriver.storage.googleapis.com/78.0.3904.105/chromedriver_linux64.zip</text:span></text:p>
      <text:p text:style-name="P16"><text:span text:style-name="T9">c.</text:span> Unzip: unzip chromedriver_linux64.zip</text:p>
      <text:p text:style-name="P14"><text:span text:style-name="T9">d. Copy chromedriver to proper folder: sudo cp chromedriver </text:span>/usr/bin/chromedriver</text:p>
      <text:p text:style-name="P14"><text:soft-page-break/><text:span text:style-name="T9">e. Change owner of file to root: sudo chown root </text:span>/usr/bin/chromedriver</text:p>
      <text:p text:style-name="P14"><text:span text:style-name="T3">f. Add run permissions for other users: </text:span>sudo chmod 755 /usr/bin/chromedriver</text:p>
      <text:p text:style-name="P6"/>
      <text:p text:style-name="P4"/>
      <text:p text:style-name="P7"><text:span text:style-name="T3">3</text:span>. <text:span text:style-name="T2">Clone repository and install needed python packages:</text:span></text:p>
      <text:p text:style-name="P7"/>
      <text:p text:style-name="P8"><text:span text:style-name="T4">a. Clone git repository with web scrapper: git clone </text:span><text:a xlink:type="simple" xlink:href="https://github.com/danwen96/WebScrapper.git" text:style-name="Internet_20_link" text:visited-style-name="Visited_20_Internet_20_Link"><text:span text:style-name="T4">https://github.com/danwen96/WebScrapper.</text:span></text:a><text:a xlink:type="simple" xlink:href="https://github.com/danwen96/WebScrapper.git" text:style-name="Internet_20_link" text:visited-style-name="Visited_20_Internet_20_Link"><text:span text:style-name="T5">git</text:span></text:a></text:p>
      <text:p text:style-name="P15">b. Go to project folder: cd WebScrapper</text:p>
      <text:p text:style-name="P15">c. Create python3 virtual env: python3 -m venv venv</text:p>
      <text:p text:style-name="P15">d. Activate virtual environment: source venv/bin/activate</text:p>
      <text:p text:style-name="P15">f. <text:span text:style-name="T3">Install required packages: python3 -m pip install -r requirements.txt</text:span></text:p>
      <text:p text:style-name="P16">d. That is it, web scraper should be ready to run, <text:span text:style-name="T8">you can display help on what you can do with =</text:span>: python3 webscraper_lubimyczytac.py -<text:span text:style-name="T8">h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19:11:24.481029552</meta:creation-date>
    <dc:date>2019-12-01T13:16:10.633923649</dc:date>
    <meta:editing-duration>PT59M57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2" meta:paragraph-count="39" meta:word-count="322" meta:character-count="2448" meta:non-whitespace-character-count="2156"/>
  </office:meta>
</office:document-meta>
</file>